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VoSym" svg:font-family="MarVoSym" style:font-adornments="Regular" style:font-charset="x-symbol"/>
    <style:font-face style:name="Linux Libertine Display O" svg:font-family="'Linux Libertine Display O'" style:font-adornments="Regular"/>
    <style:font-face style:name="Linux Libertine O" svg:font-family="'Linux Libertine O'" style:font-adornments="Regular"/>
    <style:font-face style:name="KacstOffice" svg:font-family="KacstOffice" style:font-pitch="variable"/>
    <style:font-face style:name="Purisa" svg:font-family="Purisa" style:font-pitch="variable"/>
    <style:font-face style:name="Arial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9900ff" draw:fill="none" draw:fill-color="#ffffff" draw:textarea-horizontal-align="left" draw:auto-grow-height="true" draw:auto-grow-width="true" fo:min-height="0cm" fo:min-width="0cm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color="#000066" fo:font-size="800pt" fo:font-weight="normal" style:font-size-asian="800pt" style:font-weight-asian="normal" style:font-size-complex="800pt" style:font-weight-complex="normal"/>
    </style:style>
    <style:style style:name="P4" style:family="paragraph">
      <style:text-properties fo:color="#000066" style:font-name="Purisa" fo:font-size="800pt" fo:text-shadow="1pt 1pt" fo:font-weight="normal" style:font-size-asian="800pt" style:font-weight-asian="normal" style:font-size-complex="800pt" style:font-weight-complex="normal"/>
    </style:style>
    <style:style style:name="T1" style:family="text">
      <style:text-properties fo:color="#000066" style:font-name="MarVoSym" fo:font-size="800pt" fo:font-weight="normal" style:font-name-asian="MarVoSym" style:font-size-asian="800pt" style:font-weight-asian="normal" style:font-name-complex="MarVoSym" style:font-size-complex="80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93cm" svg:height="22.86cm" svg:x="-6.79cm" svg:y="1.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9cm" svg:height="26.289cm" svg:x="23.598cm" svg:y="-1.6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502cm" svg:height="2.825cm" svg:x="8.493cm" svg:y="12.303cm">
          <draw:text-box>
            <text:p/>
          </draw:text-box>
        </draw:frame>
        <draw:frame draw:style-name="gr3" draw:text-style-name="P4" draw:layer="layout" svg:width="22.939cm" svg:height="32.42cm" svg:x="0.66cm" svg:y="-4.513cm">
          <draw:text-box>
            <text:p text:style-name="P3"><text:span text:style-name="T1">Ψ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rVoSym" svg:font-family="MarVoSym" style:font-adornments="Regular" style:font-charset="x-symbol"/>
    <style:font-face style:name="Linux Libertine Display O" svg:font-family="'Linux Libertine Display O'" style:font-adornments="Regular"/>
    <style:font-face style:name="Linux Libertine O" svg:font-family="'Linux Libertine O'" style:font-adornments="Regular"/>
    <style:font-face style:name="KacstOffice" svg:font-family="KacstOffice" style:font-pitch="variable"/>
    <style:font-face style:name="Purisa" svg:font-family="Purisa" style:font-pitch="variable"/>
    <style:font-face style:name="Arial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4-12-10T23:42:39.437746811</dc:date>
    <dc:creator>Fernando Bachega</dc:creator>
    <meta:editing-duration>PT2M53S</meta:editing-duration>
    <meta:editing-cycles>2</meta:editing-cycles>
    <meta:generator>LibreOffice/4.1.3.2$Linux_X86_64 LibreOffice_project/410m0$Build-2</meta:generator>
    <meta:document-statistic meta:object-count="4"/>
  </office:meta>
</office:document-meta>
</file>